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A0000022755F06DD6.png" manifest:media-type="image/png"/>
  <manifest:file-entry manifest:full-path="Pictures/10000000000004A70000031AA96958B0.jpg" manifest:media-type="image/jpeg"/>
  <manifest:file-entry manifest:full-path="Pictures/10000000000004A70000031A0AEBC99B.jpg" manifest:media-type="image/jpeg"/>
  <manifest:file-entry manifest:full-path="Pictures/100217C500005210000036ACA8337190.pdf" manifest:media-type="application/pdf"/>
  <manifest:file-entry manifest:full-path="Pictures/100000010000031A00000211DF74AB2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图像1" text:anchor-type="char" svg:width="21.001cm" svg:height="14.009cm" draw:z-index="0"><draw:image xlink:href="Pictures/100000010000033A0000022755F06DD6.png" xlink:type="simple" xlink:show="embed" xlink:actuate="onLoad" draw:mime-type="image/png"/></draw:frame><draw:frame draw:style-name="fr2" draw:name="图像2" text:anchor-type="char" svg:x="0cm" svg:y="14.007cm" svg:width="21.001cm" svg:height="14cm" draw:z-index="1"><draw:image xlink:href="Pictures/10000000000004A70000031AA96958B0.jpg" xlink:type="simple" xlink:show="embed" xlink:actuate="onLoad" draw:mime-type="image/jpeg"/></draw:frame></text:p>
      <text:p text:style-name="Standard"/>
      <text:p text:style-name="Standard"/>
      <text:p text:style-name="Standard"><draw:frame draw:style-name="fr3" draw:name="图像3" text:anchor-type="char" svg:width="21.001cm" svg:height="14cm" draw:z-index="2"><draw:image xlink:href="Pictures/10000000000004A70000031A0AEBC99B.jpg" xlink:type="simple" xlink:show="embed" xlink:actuate="onLoad" draw:mime-type="image/jpeg"/></draw:frame><text:soft-page-break/></text:p>
      <text:p text:style-name="Standard"/>
      <text:p text:style-name="Standard"><draw:frame draw:style-name="fr3" draw:name="图像4" text:anchor-type="char" svg:width="21.001cm" svg:height="13.991cm" draw:z-index="3"><draw:image xlink:href="Pictures/100217C500005210000036ACA8337190.pdf" xlink:type="simple" xlink:show="embed" xlink:actuate="onLoad" draw:mime-type="application/pdf"/><draw:image xlink:href="Pictures/100000010000031A00000211DF74AB2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1T17:08:14.568830900</meta:creation-date>
    <dc:date>2025-05-21T17:13:39.332922400</dc:date>
    <meta:editing-duration>PT5M25S</meta:editing-duration>
    <meta:editing-cycles>1</meta:editing-cycles>
    <meta:generator>LibreOffice/25.2.2.2$Windows_X86_64 LibreOffice_project/7370d4be9e3cf6031a51beef54ff3bda878e3fac</meta:generator>
    <meta:document-statistic meta:table-count="0" meta:image-count="4" meta:object-count="0" meta:page-count="2" meta:paragraph-count="0" meta:word-count="0" meta:character-count="0" meta:non-whitespace-character-count="0"/>
  </office:meta>
</office:document-meta>
</file>